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3.859cm"/>
    </style:style>
    <style:style style:name="pr3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  <style:text-properties style:text-line-through-style="none" fo:font-family="Arial" style:font-family-generic="swiss" style:font-pitch="variable" fo:font-size="12pt" fo:font-style="normal" style:text-underline-style="none" fo:font-weight="normal"/>
    </style: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button form:name="RTCStart" form:control-implementation="ooo:com.sun.star.form.component.CommandButton" xml:id="control1" form:id="control1" form:label="RTC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ImpressControlRTC.Module1.createOOoImpressComp?language=Basic&amp;location=application" xlink:type="simple"/>
              </office:event-listeners>
            </form:button>
          </form:form>
        </office:forms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control draw:style-name="standard" draw:text-style-name="P1" draw:layer="layout" svg:width="4.4cm" svg:height="1.2cm" svg:x="22.6cm" svg:y="19.4cm" draw:control="control1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14T04:03:52.66</meta:creation-date>
    <dc:date>2014-08-25T08:20:20.60</dc:date>
    <meta:editing-duration>PT1H14M16S</meta:editing-duration>
    <meta:editing-cycles>7</meta:editing-cycles>
    <meta:generator>OpenOffice.org/3.4.1$Win32 OpenOffice.org_project/341m1$Build-9593</meta:generator>
    <meta:document-statistic meta:object-count="26"/>
  </office:meta>
</office:document-meta>
</file>